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ÓSITORIO DE DADOS 09/08/12</text:p>
      <text:p text:style-name="P2"/>
      <text:p text:style-name="Standard">CAIXA = @codigo_caixa + <text:s/>responsaveis + (observacao_caixa)</text:p>
      <text:p text:style-name="Standard">LIVRO =@codigo_livro+ (titulo_livro) + codigo_caixa + (observacao_livro)</text:p>
      <text:p text:style-name="Standard">DOCUMENTO =@codigo_documento + (titulo_documento) +presente+ cpdigo_livro+ (observacao_documento)</text:p>
      <text:p text:style-name="Standard"/>
      <text:p text:style-name="Standard">CAIXA F = @codigo_caixa_f </text:p>
      <text:p text:style-name="Standard">LIVRO F =@codigo_livro_f +ano + semestre </text:p>
      <text:p text:style-name="Standard">DOCUMENTO F = @codigo_documento_f </text:p>
      <text:p text:style-name="Standard"/>
      <text:p text:style-name="Standard">CAIXA EX = @codigo_caixa_ex </text:p>
      <text:p text:style-name="Standard">LIVRO EX = @codigo_livro_ex </text:p>
      <text:p text:style-name="Standard">DOCUMENTO EX = @codigo_documento _ex + ano </text:p>
      <text:p text:style-name="Standard"/>
      <text:p text:style-name="Standard">CAIXA <text:s/>AE = @codigo_caixa_ae </text:p>
      <text:p text:style-name="Standard">LIVRO AE = @codigo_livro_ae <text:s/>+ codigo_curso_ano + ano </text:p>
      <text:p text:style-name="Standard">DOCUMENTO AE = @codigo_documento_ae <text:s/>+ anexo[A-E|A|E] + data_do exame</text:p>
      <text:p text:style-name="Standard"/>
      <text:p text:style-name="Standard">CAIXA CC=@codigo_caixa_cc</text:p>
      <text:p text:style-name="Standard">LIVRO CC= @codigo_livro_cc </text:p>
      <text:p text:style-name="Standard">DOCUMENTO <text:s/>CC=@codigo_documento_cc + ano + semestre</text:p>
      <text:p text:style-name="Standard"/>
      <text:p text:style-name="Standard">CAIXA FP=@codigo_caixa_fp</text:p>
      <text:p text:style-name="Standard">LIVRO FP= @codigo_livro_fp+ ano +tipo_curso[Pós-Graduação|Extensão]</text:p>
      <text:p text:style-name="Standard">DOCUMENTO <text:s/>FP=@codigo_documento_fp + status_aluno[Egresso|Desistente]</text:p>
      <text:p text:style-name="Standard"/>
      <text:p text:style-name="Standard">CAIXA MC=@codigo_caixa_mc </text:p>
      <text:p text:style-name="Standard">LIVRO MC= @codigo_livro_mc + ano</text:p>
      <text:p text:style-name="Standard">DOCUMENTO <text:s/>MC=@codigo_documento_mc + data</text:p>
      <text:p text:style-name="Standard"/>
      <text:p text:style-name="Standard">CAIXA DP=@codigo_caixa_dp </text:p>
      <text:p text:style-name="Standard">LIVRO DP= @codigo_livro_dp + ano</text:p>
      <text:p text:style-name="Standard">DOCUMENTO <text:s/>DP=@codigo_documento_dp </text:p>
      <text:p text:style-name="Standard"/>
      <text:p text:style-name="Standard">CAIXA SAE=@codigo_caixa_ae + ano</text:p>
      <text:p text:style-name="Standard">LIVRO SAE= @codigo_livro_ae </text:p>
      <text:p text:style-name="Standard">DOCUMENTO <text:s/>SAE=@codigo_documento_ae </text:p>
      <text:p text:style-name="Standard"/>
      <text:p text:style-name="Standard">CAIXA A=@codigo_caixa_a +tipo(títilo)</text:p>
      <text:p text:style-name="Standard">LIVRO A= @codigo_livro_a +ano + tipo </text:p>
      <text:p text:style-name="Standard">DOCUMENTO <text:s/>A=@codigo_documento_a </text:p>
      <text:p text:style-name="Standard"/>
      <text:p text:style-name="Standard">USUÁRIO = @codigo_usuario <text:s/>+ login + senha +nome +(e_mail)</text:p>
      <text:p text:style-name="Standard"/>
      <text:p text:style-name="Standard">ADMINISTRADOR = @codigo_adiministrador </text:p>
      <text:p text:style-name="Standard">USUÁRIO PADRÃO = @codigo_upadrao </text:p>
      <text:p text:style-name="Standard"/>
      <text:p text:style-name="Standard">RETIRADA= @cod_documento + @cod_adiministrador + codigo_retirada +data_retirada +data_entrega + (motivo) + solicitante + nome_retirou +(observacao)</text:p>
      <text:p text:style-name="Standard"/>
      <text:p text:style-name="Standard">SOLICITAÇÂO= @codigo_upadrao <text:s/>+status[aberto|fechado] + data +(observacao) +(motivo)</text:p>
      <text:p text:style-name="Standard"><text:soft-page-break/></text:p>
      <text:p text:style-name="Standard">SOL_DOC=@codigo_documento + @codigo_upadrao <text:s/></text:p>
      <text:p text:style-name="P2"/>
      <text:p text:style-name="P2"/>
      <text:p text:style-name="P2">FLUXO DE DADOS</text:p>
      <text:p text:style-name="P2"/>
      <text:p text:style-name="Text_20_body">dados caixa = <text:s/>codigo_caixa + categoria <text:s/>+ responsaveis + (observacao_caixa)</text:p>
      <text:p text:style-name="Text_20_body">dados livro = codigo_livro+ (titulo_livro) + codigo_caixa + (observacao_livro)</text:p>
      <text:p text:style-name="Text_20_body">dados documento = codigo_documento + (titulo_documento) + (observacao_documento)</text:p>
      <text:p text:style-name="Standard"/>
      <text:p text:style-name="Text_20_body">dados caixa f = <text:s/>codigo_caixa_f </text:p>
      <text:p text:style-name="Text_20_body">dados livro f = codigo_livro_f +ano + semestre </text:p>
      <text:p text:style-name="Text_20_body">dados documento f = <text:s/>codigo_documento_f </text:p>
      <text:p text:style-name="Standard"/>
      <text:p text:style-name="Text_20_body">dados caixa ex = <text:s/>codigo_caixa_ex </text:p>
      <text:p text:style-name="Text_20_body">dados livro ex = <text:s/>codigo_livro_ex </text:p>
      <text:p text:style-name="Text_20_body">dados documento ex = <text:s/>codigo_documento _ex + ano </text:p>
      <text:p text:style-name="Standard"/>
      <text:p text:style-name="Text_20_body">dados caixa <text:s/>ae = <text:s/>codigo_caixa_ae </text:p>
      <text:p text:style-name="Text_20_body">dados livro ae = <text:s/>codigo_livro_ae <text:s/>+ codigo_curso_ano + ano </text:p>
      <text:p text:style-name="Text_20_body">dados documento ae = <text:s/>codigo_documento_ae <text:s/>+ anexo[a-e|a|e] + data_do exame</text:p>
      <text:p text:style-name="Standard"/>
      <text:p text:style-name="Text_20_body">dados caixa cc= codigo_caixa_cc</text:p>
      <text:p text:style-name="Text_20_body">dados livro cc= <text:s/>codigo_livro_cc </text:p>
      <text:p text:style-name="Text_20_body">dados documento <text:s/>cc= codigo_documento_cc + ano + semestre</text:p>
      <text:p text:style-name="Standard"/>
      <text:p text:style-name="Text_20_body">dados caixa fp= codigo_caixa_fp</text:p>
      <text:p text:style-name="Text_20_body">dados livro fp= <text:s/>codigo_livro_fp+ ano +tipo_curso[pós-graduação|extensão]</text:p>
      <text:p text:style-name="Text_20_body">dados documento <text:s/>fp= codigo_documento_fp + status_aluno[egresso|desistente]</text:p>
      <text:p text:style-name="Standard"/>
      <text:p text:style-name="Text_20_body">dados caixa mc= codigo_caixa_mc </text:p>
      <text:p text:style-name="Text_20_body">dados livro mc= <text:s/>codigo_livro_mc + ano</text:p>
      <text:p text:style-name="Text_20_body">dados documento <text:s/>mc= codigo_documento_mc + data</text:p>
      <text:p text:style-name="Standard"/>
      <text:p text:style-name="Text_20_body">dados caixa dp= codigo_caixa_dp </text:p>
      <text:p text:style-name="Text_20_body">dados livro dp= <text:s/>codigo_livro_dp + ano</text:p>
      <text:p text:style-name="Text_20_body">dados documento <text:s/>dp= codigo_documento_dp </text:p>
      <text:p text:style-name="Standard"/>
      <text:p text:style-name="Text_20_body">dados caixa sae= codigo_caixa_ae + ano</text:p>
      <text:p text:style-name="Text_20_body">dados livro sae= <text:s/>codigo_livro_ae </text:p>
      <text:p text:style-name="Text_20_body">dados documento <text:s/>sae= codigo_documento_ae </text:p>
      <text:p text:style-name="Standard"><text:soft-page-break/></text:p>
      <text:p text:style-name="Text_20_body">dados caixa a= codigo_caixa_a +tipo</text:p>
      <text:p text:style-name="Text_20_body">dados livro a= <text:s/>codigo_livro_a +ano </text:p>
      <text:p text:style-name="Text_20_body">dados documento <text:s/>a= codigo_documento_a </text:p>
      <text:p text:style-name="Standard"/>
      <text:p text:style-name="Text_20_body">dados usuário = <text:s/>codigo_usuario <text:s/>+ login + senha +nome +(e_mail)</text:p>
      <text:p text:style-name="Standard"/>
      <text:p text:style-name="Text_20_body">dados administrador = <text:s/>codigo_adiministrador </text:p>
      <text:p text:style-name="Text_20_body">dados usuário padrão = <text:s/>codigo_upadrao </text:p>
      <text:p text:style-name="Standard"/>
      <text:p text:style-name="Text_20_body">dados retirada= <text:s/>cod_documento + <text:s/>cod_adiministrador + codigo_retirada +data_retirada +data_entrega + (motivo) + solicitante + nome_retirou +(observacao)</text:p>
      <text:p text:style-name="Standard"/>
      <text:p text:style-name="P1">dados solicitaçâo= <text:s/>codigo_upadrao + <text:s/>codigo_documento +status[aberto|fechado] + data +(observaca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Mayer None</meta:initial-creator>
    <meta:creation-date>2012-08-09T14:31:15.06</meta:creation-date>
    <dc:date>2012-10-09T13:33:25.92</dc:date>
    <dc:creator>Jonas Mayer None</dc:creator>
    <meta:editing-duration>PT17M34S</meta:editing-duration>
    <meta:editing-cycles>6</meta:editing-cycles>
    <meta:generator>LibreOffice/3.5$Windows_x86 LibreOffice_project/235ab8a-3802056-4a8fed3-2d66ea8-e241b80</meta:generator>
    <meta:document-statistic meta:table-count="0" meta:image-count="0" meta:object-count="0" meta:page-count="3" meta:paragraph-count="73" meta:word-count="402" meta:character-count="3479" meta:non-whitespace-character-count="3067"/>
  </office:meta>
</office:document-meta>
</file>